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.385cm" fo:min-width="0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919cm" fo:min-width="0.847cm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 fo:min-height="0.068cm" fo:min-width="1.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ffff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635cm" svg:x="8.82cm" svg:y="7.9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8.82cm" svg:y="8.5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8.82cm" svg:y="9.2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8.82cm" svg:y="9.8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8.82cm" svg:y="10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8.82cm" svg:y="11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0.635cm" svg:x="8.82cm" svg:y="1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8.82cm" svg:y="12.41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739cm" svg:height="0.725cm" svg:x="9.076cm" svg:y="9.236cm">
          <draw:text-box>
            <text:p text:style-name="P2">0</text:p>
          </draw:text-box>
        </draw:frame>
        <draw:frame draw:style-name="gr3" draw:text-style-name="P3" draw:layer="layout" svg:width="0.739cm" svg:height="0.725cm" svg:x="9.077cm" svg:y="9.833cm">
          <draw:text-box>
            <text:p text:style-name="P2">1</text:p>
          </draw:text-box>
        </draw:frame>
        <draw:frame draw:style-name="gr3" draw:text-style-name="P3" draw:layer="layout" svg:width="0.739cm" svg:height="0.725cm" svg:x="9.077cm" svg:y="7.989cm">
          <draw:text-box>
            <text:p text:style-name="P2">0</text:p>
          </draw:text-box>
        </draw:frame>
        <draw:frame draw:style-name="gr3" draw:text-style-name="P3" draw:layer="layout" svg:width="0.739cm" svg:height="0.725cm" svg:x="9.078cm" svg:y="8.61cm">
          <draw:text-box>
            <text:p text:style-name="P2">1</text:p>
          </draw:text-box>
        </draw:frame>
        <draw:frame draw:style-name="gr3" draw:text-style-name="P3" draw:layer="layout" svg:width="0.739cm" svg:height="0.725cm" svg:x="9.078cm" svg:y="10.49cm">
          <draw:text-box>
            <text:p text:style-name="P2">0</text:p>
          </draw:text-box>
        </draw:frame>
        <draw:frame draw:style-name="gr3" draw:text-style-name="P3" draw:layer="layout" svg:width="0.739cm" svg:height="0.725cm" svg:x="9.079cm" svg:y="11.191cm">
          <draw:text-box>
            <text:p text:style-name="P2">0</text:p>
          </draw:text-box>
        </draw:frame>
        <draw:frame draw:style-name="gr3" draw:text-style-name="P3" draw:layer="layout" svg:width="0.739cm" svg:height="0.725cm" svg:x="9.08cm" svg:y="12.392cm">
          <draw:text-box>
            <text:p text:style-name="P2">0</text:p>
          </draw:text-box>
        </draw:frame>
        <draw:frame draw:style-name="gr3" draw:text-style-name="P5" draw:layer="layout" svg:width="1.162cm" svg:height="0.645cm" svg:x="8.874cm" svg:y="7.196cm">
          <draw:text-box>
            <text:p text:style-name="P4">LSB</text:p>
          </draw:text-box>
        </draw:frame>
        <draw:frame draw:style-name="gr3" draw:text-style-name="P5" draw:layer="layout" svg:width="1.26cm" svg:height="0.645cm" svg:x="8.874cm" svg:y="13.197cm">
          <draw:text-box>
            <text:p text:style-name="P4">MSB</text:p>
          </draw:text-box>
        </draw:frame>
        <draw:custom-shape draw:style-name="gr4" draw:text-style-name="P6" draw:layer="layout" svg:width="1.905cm" svg:height="1.651cm" svg:x="2.01cm" svg:y="7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905cm" svg:height="1.651cm" svg:x="3.309cm" svg:y="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.159cm" svg:height="0.635cm" svg:x="5.48cm" svg:y="10.22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159cm" svg:height="0.635cm" svg:x="4.28cm" svg:y="8.12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7cm" svg:height="0.635cm" svg:x="16.32cm" svg:y="7.9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32cm" svg:y="8.5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32cm" svg:y="9.2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32cm" svg:y="9.8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32cm" svg:y="10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32cm" svg:y="11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0.635cm" svg:x="16.32cm" svg:y="1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6.32cm" svg:y="12.41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739cm" svg:height="0.725cm" svg:x="16.576cm" svg:y="9.236cm">
          <draw:text-box>
            <text:p text:style-name="P2">0</text:p>
          </draw:text-box>
        </draw:frame>
        <draw:frame draw:style-name="gr3" draw:text-style-name="P3" draw:layer="layout" svg:width="0.739cm" svg:height="0.725cm" svg:x="16.577cm" svg:y="7.989cm">
          <draw:text-box>
            <text:p text:style-name="P2">0</text:p>
          </draw:text-box>
        </draw:frame>
        <draw:frame draw:style-name="gr3" draw:text-style-name="P3" draw:layer="layout" svg:width="0.739cm" svg:height="0.725cm" svg:x="16.578cm" svg:y="10.49cm">
          <draw:text-box>
            <text:p text:style-name="P2">0</text:p>
          </draw:text-box>
        </draw:frame>
        <draw:frame draw:style-name="gr3" draw:text-style-name="P3" draw:layer="layout" svg:width="0.739cm" svg:height="0.725cm" svg:x="16.579cm" svg:y="11.191cm">
          <draw:text-box>
            <text:p text:style-name="P2">0</text:p>
          </draw:text-box>
        </draw:frame>
        <draw:frame draw:style-name="gr3" draw:text-style-name="P3" draw:layer="layout" svg:width="0.739cm" svg:height="0.725cm" svg:x="16.58cm" svg:y="12.392cm">
          <draw:text-box>
            <text:p text:style-name="P2">0</text:p>
          </draw:text-box>
        </draw:frame>
        <draw:frame draw:style-name="gr3" draw:text-style-name="P3" draw:layer="layout" svg:width="0.739cm" svg:height="0.725cm" svg:x="16.578cm" svg:y="8.542cm">
          <draw:text-box>
            <text:p text:style-name="P2">0</text:p>
          </draw:text-box>
        </draw:frame>
        <draw:frame draw:style-name="gr3" draw:text-style-name="P3" draw:layer="layout" svg:width="0.739cm" svg:height="0.725cm" svg:x="16.578cm" svg:y="9.842cm">
          <draw:text-box>
            <text:p text:style-name="P2">0</text:p>
          </draw:text-box>
        </draw:frame>
        <draw:custom-shape draw:style-name="gr5" draw:text-style-name="P7" draw:layer="layout" svg:width="2.159cm" svg:height="0.635cm" svg:x="10.58cm" svg:y="10.22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3.55cm" svg:height="0.645cm" svg:x="4.039cm" svg:y="7.559cm">
          <draw:text-box>
            <text:p text:style-name="P4">evl_post_flags(0x2)</text:p>
          </draw:text-box>
        </draw:frame>
        <draw:frame draw:style-name="gr3" draw:text-style-name="P5" draw:layer="layout" svg:width="3.55cm" svg:height="0.645cm" svg:x="5.24cm" svg:y="9.66cm">
          <draw:text-box>
            <text:p text:style-name="P4">evl_post_flags(0x4)</text:p>
          </draw:text-box>
        </draw:frame>
        <draw:frame draw:style-name="gr3" draw:text-style-name="P5" draw:layer="layout" svg:width="4.1cm" svg:height="0.645cm" svg:x="12.041cm" svg:y="11.461cm">
          <draw:text-box>
            <text:p text:style-name="P4">evl_wait_flags() = 0x06</text:p>
          </draw:text-box>
        </draw:frame>
        <draw:custom-shape draw:style-name="gr4" draw:text-style-name="P6" draw:layer="layout" svg:width="1.905cm" svg:height="1.651cm" svg:x="13.108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1.874cm" svg:height="1.199cm" svg:x="2.051cm" svg:y="7.839cm">
          <draw:text-box>
            <text:p text:style-name="P8">Sender</text:p>
            <text:p text:style-name="P8">#1</text:p>
          </draw:text-box>
        </draw:frame>
        <draw:frame draw:style-name="gr3" draw:text-style-name="P9" draw:layer="layout" svg:width="1.874cm" svg:height="1.199cm" svg:x="3.351cm" svg:y="9.94cm">
          <draw:text-box>
            <text:p text:style-name="P8">Sender</text:p>
            <text:p text:style-name="P8">#2</text:p>
          </draw:text-box>
        </draw:frame>
        <draw:frame draw:style-name="gr3" draw:text-style-name="P9" draw:layer="layout" svg:width="2.174cm" svg:height="0.725cm" svg:x="12.999cm" svg:y="10.141cm">
          <draw:text-box>
            <text:p text:style-name="P8">Recei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07-01T20:12:50.909684745</meta:creation-date>
    <meta:generator>LibreOffice/6.2.4.2.0$Linux_X86_64 LibreOffice_project/20$Build-2</meta:generator>
    <dc:date>2019-07-01T21:27:41.072530660</dc:date>
    <dc:creator>Philippe GERUM</dc:creator>
    <meta:editing-duration>PT1H14M44S</meta:editing-duration>
    <meta:editing-cycles>15</meta:editing-cycles>
    <meta:document-statistic meta:object-count="44"/>
  </office:meta>
</office:document-meta>
</file>